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218cce" officeooo:paragraph-rsid="00218cce"/>
    </style:style>
    <style:style style:name="P2" style:family="paragraph" style:parent-style-name="Standard">
      <style:text-properties officeooo:rsid="0022e4d3" officeooo:paragraph-rsid="0022e4d3"/>
    </style:style>
    <style:style style:name="P3" style:family="paragraph" style:parent-style-name="Standard">
      <style:text-properties officeooo:rsid="002470aa" officeooo:paragraph-rsid="002470aa"/>
    </style:style>
    <style:style style:name="P4" style:family="paragraph" style:parent-style-name="Standard">
      <style:text-properties officeooo:rsid="0022e4d3" officeooo:paragraph-rsid="0022e4d3"/>
    </style:style>
    <style:style style:name="P5" style:family="paragraph" style:parent-style-name="Standard">
      <style:text-properties officeooo:rsid="002470aa" officeooo:paragraph-rsid="00286f6c"/>
    </style:style>
    <style:style style:name="P6" style:family="paragraph" style:parent-style-name="Standard">
      <style:text-properties officeooo:rsid="0022e4d3" officeooo:paragraph-rsid="0022e4d3" fo:background-color="#ffff00"/>
    </style:style>
    <style:style style:name="P7" style:family="paragraph" style:parent-style-name="Standard">
      <style:text-properties officeooo:rsid="002470aa" officeooo:paragraph-rsid="00286f6c" fo:background-color="#ffff00"/>
    </style:style>
    <style:style style:name="P8" style:family="paragraph" style:parent-style-name="Standard">
      <style:text-properties officeooo:rsid="00286f6c" officeooo:paragraph-rsid="00286f6c" fo:background-color="transparent"/>
    </style:style>
    <style:style style:name="P9" style:family="paragraph" style:parent-style-name="Standard">
      <style:text-properties fo:font-variant="normal" fo:text-transform="none" fo:letter-spacing="normal" fo:font-style="normal" fo:font-weight="normal" officeooo:rsid="00286f6c" officeooo:paragraph-rsid="00286f6c" fo:background-color="transparen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letter-spacing="normal" fo:font-style="normal" fo:font-weight="normal" loext:padding="0in" loext:border="none"/>
    </style:style>
    <style:style style:name="T1" style:family="text">
      <style:text-properties officeooo:rsid="001fa9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6f6c" style:font-weight-asian="bold" style:font-weight-complex="bold"/>
    </style:style>
    <style:style style:name="T4" style:family="text">
      <style:text-properties officeooo:rsid="00218cce"/>
    </style:style>
    <style:style style:name="T5" style:family="text">
      <style:text-properties officeooo:rsid="0027a714"/>
    </style:style>
    <style:style style:name="T6" style:family="text">
      <style:text-properties officeooo:rsid="00286f6c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Lab2-1 install masterNode and minion</text:span></text:p>
      <text:p text:style-name="Standard"/>
      <text:p text:style-name="P1">=============== Master node ==============</text:p>
      <text:p text:style-name="Standard"/>
      <text:p text:style-name="Standard"><text:span text:style-name="T2">jerome@master:~$</text:span> wget https://training.linuxfoundation.org/cm/LFD259/LFD259_V2020-10-15_SOLUTIONS.tar.bz2 --user=LFtraining --password=Penguin2014</text:p>
      <text:p text:style-name="Standard">// !!! <text:span text:style-name="T4">err ds copy/paste so don t work(see the cours)</text:span></text:p>
      <text:p text:style-name="Standard"/>
      <text:p text:style-name="Standard"><text:span text:style-name="T2">jerome@master:~$</text:span> tar -xvf LFD259_V2020-10-15_SOLUTIONS.tar.bz2</text:p>
      <text:p text:style-name="Standard"/>
      <text:p text:style-name="Standard"><text:span text:style-name="T2">jerome@master:~$</text:span> find $HOME -name k8sMaster.sh</text:p>
      <text:p text:style-name="Standard"/>
      <text:p text:style-name="Standard"><text:span text:style-name="T2">jerome@master:~$</text:span> cp LFD259/SOLUTIONS/s_02/k8sMaster.sh .</text:p>
      <text:p text:style-name="Standard"/>
      <text:p text:style-name="Standard"><text:span text:style-name="T2">jerome@master:~$</text:span> bash k8sMaster.sh | tee $HOME/master.out</text:p>
      <text:p text:style-name="Standard">// [WARNING Service-Docker]: docker service is not enabled, please run 'systemctl enable docker.service'</text:p>
      <text:p text:style-name="Standard"/>
      <text:p text:style-name="Standard"/>
      <text:p text:style-name="Standard">// <text:span text:style-name="T5">ENABLE DOCKER SERVICE // I don t know if good, but it s writing</text:span></text:p>
      <text:p text:style-name="Standard"><text:span text:style-name="T5">sudo </text:span>systemctl enable docker.service</text:p>
      <text:p text:style-name="Standard"/>
      <text:p text:style-name="Standard"/>
      <text:p text:style-name="P1">============== <text:s/>Worker node (do the same thing as with the master) ===========</text:p>
      <text:p text:style-name="P1"/>
      <text:p text:style-name="P1"><text:span text:style-name="T2">jerome@worker:~$ </text:span>cp LFD259/SOLUTIONS/s_02/k8sSecond.sh .</text:p>
      <text:p text:style-name="Standard"/>
      <text:p text:style-name="Standard"><text:span text:style-name="T2">jerome@worker:~$</text:span> bash k8sSecond.sh | tee $HOME/master.out</text:p>
      <text:p text:style-name="Standard"/>
      <text:p text:style-name="Standard"/>
      <text:p text:style-name="P2">============== connect the 2 nodes ===================</text:p>
      <text:p text:style-name="P2"/>
      <text:p text:style-name="P2">// <text:span text:style-name="T6">GOT THIS OUTPUT ON THE MASTER NODE</text:span></text:p>
      <text:p text:style-name="P2"/>
      <text:p text:style-name="P2">Your Kubernetes control-plane has initialized successfully!</text:p>
      <text:p text:style-name="P2"/>
      <text:p text:style-name="P2">To start using your cluster, you need to run the following as a regular user:</text:p>
      <text:p text:style-name="P2"/>
      <text:p text:style-name="P2"><text:s text:c="2"/>mkdir -p $HOME/.kube</text:p>
      <text:p text:style-name="P2"><text:s text:c="2"/>sudo cp -i /etc/kubernetes/admin.conf $HOME/.kube/config</text:p>
      <text:p text:style-name="P2"><text:s text:c="2"/>sudo chown $(id -u):$(id -g) $HOME/.kube/config</text:p>
      <text:p text:style-name="P2"/>
      <text:p text:style-name="P2">You should now deploy a pod network to the cluster.</text:p>
      <text:p text:style-name="P2">Run "kubectl apply -f [podnetwork].yaml" with one of the options listed at:</text:p>
      <text:p text:style-name="P2"><text:s text:c="2"/>https://kubernetes.io/docs/concepts/cluster-administration/addons/</text:p>
      <text:p text:style-name="P2"/>
      <text:p text:style-name="P2">Then you can join any number of worker nodes by running the following on each as root:</text:p>
      <text:p text:style-name="P2"><text:soft-page-break/></text:p>
      <text:p text:style-name="P6">kubeadm join 10.2.0.4:6443 --token kca7sk.v47vpjapvoggekmf \</text:p>
      <text:p text:style-name="P6"><text:s text:c="4"/>--discovery-token-ca-cert-hash sha256:6e298ad1e2b0ca56b9477b84c16a9ade8c7654a89c50747fd0e4e300af25cb28 </text:p>
      <text:p text:style-name="P2"/>
      <text:p text:style-name="P3">============== <text:span text:style-name="T6">RUN THIS LINE </text:span><text:span text:style-name="T3">ON THE WORKER NODE</text:span> ============</text:p>
      <text:p text:style-name="P3"/>
      <text:p text:style-name="P5"><text:span text:style-name="T2">jerome@worker:~$</text:span> <text:span text:style-name="T8">sudo kubeadm join 10.2.0.4:6443 --token kca7sk.v47vpjapvoggekmf --discovery-token-ca-cert-hash </text:span></text:p>
      <text:p text:style-name="P7">sha256:6e298ad1e2b0ca56b9477b84c16a9ade8c7654a89c50747fd0e4e300af25cb28</text:p>
      <text:p text:style-name="P7"/>
      <text:p text:style-name="P8">=============== carry on config ON THE MASTER NODE ================</text:p>
      <text:p text:style-name="P8"/>
      <text:p text:style-name="P8"><text:span text:style-name="T2">jerome@master:~$</text:span> sudo apt-get install bash-completion vim -y</text:p>
      <text:p text:style-name="P8"/>
      <text:p text:style-name="P9">We will configure command line completion and verify both nodes have been added to the cluster. The first command</text:p>
      <text:p text:style-name="P10">will configure completion in the current shell. The second command will ensure future shells have completion. You may</text:p>
      <text:p text:style-name="P10">need to exit the shell and log back in for command completion to work without error.</text:p>
      <text:p text:style-name="P8"/>
      <text:p text:style-name="P8"><text:span text:style-name="T2">jerome@master:~$ </text:span>source &lt;(kubectl completion bash)</text:p>
      <text:p text:style-name="P8"><text:span text:style-name="T2">jerome@master:~$</text:span> echo "source &lt;(kubectl completion bash)" &gt;&gt; $HOME/.bashr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3T16:37:17.030898597</meta:creation-date>
    <dc:date>2021-01-14T17:51:41.917140897</dc:date>
    <meta:editing-duration>PT52M54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2" meta:paragraph-count="37" meta:word-count="301" meta:character-count="2510" meta:non-whitespace-character-count="2233"/>
  </office:meta>
</office:document-meta>
</file>